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AD000030EC0000176D091A780A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1" fo:font-size="12pt" fo:language="sv" fo:country="SE" style:font-name-asian="DejaVu Sans Mono" style:font-size-asian="12pt" style:font-name-complex="DejaVu Sans Mono" style:font-size-complex="12pt"/>
    </style:style>
    <style:style style:name="P2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4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5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6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7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8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language="sv" fo:country="SE"/>
    </style:style>
    <style:style style:name="T3" style:family="text">
      <style:text-properties style:text-position="0% 100%" fo:language="sv" fo:country="SE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serieutveckling av styckvis kontinuerliga funktionene ƒ definierad i intervallet ]–p; p[.</text:p>
      <text:p text:style-name="P3"/>
      <text:p text:style-name="P3"><draw:frame draw:style-name="fr2" draw:name="Object13" text:anchor-type="as-char" svg:width="10.097cm" svg:height="1.16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2"><draw:frame draw:style-name="fr3" draw:name="Object9" text:anchor-type="as-char" svg:y="-0.767cm" svg:width="5.191cm" svg:height="1.531cm" draw:z-index="1"><draw:object xlink:href="./Object 1" xlink:type="simple" xlink:show="embed" xlink:actuate="onLoad"/><draw:image xlink:href="./ObjectReplacements/Object 1" xlink:type="simple" xlink:show="embed" xlink:actuate="onLoad"/></draw:frame><text:tab/><draw:frame draw:style-name="fr3" draw:name="Object1" text:anchor-type="as-char" svg:y="-0.767cm" svg:width="5.219cm" svg:height="1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Det brukar vara bra att räkna ut a<text:span text:style-name="T4">0</text:span> separat:</text:p>
      <text:p text:style-name="P2"/>
      <text:p text:style-name="P2"><text:tab/><draw:frame draw:style-name="fr3" draw:name="Object2" text:anchor-type="as-char" svg:y="-0.767cm" svg:width="3.445cm" svg:height="1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>Om a<text:span text:style-name="T4">n</text:span> eller b<text:span text:style-name="T4">n</text:span> inte blir definierad för ett visst n måste man sätta in det n:et</text:p>
      <text:p text:style-name="P2">och räkna ut värdet separat. Till exempel:</text:p>
      <text:p text:style-name="P2"/>
      <text:p text:style-name="P2"><text:tab/><draw:frame draw:style-name="fr3" draw:name="Object3" text:anchor-type="as-char" svg:y="-0.767cm" svg:width="5.318cm" svg:height="1.53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>Om ƒ(x) är en jämn funktion gäller:</text:p>
      <text:p text:style-name="P2"/>
      <text:p text:style-name="P2"><text:tab/><draw:frame draw:style-name="fr2" draw:name="Object4" text:anchor-type="as-char" svg:width="8.961cm" svg:height="1.15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Om ƒ(x) är en udda funktion gäller:</text:p>
      <text:p text:style-name="P2"/>
      <text:p text:style-name="P2"><text:tab/><draw:frame draw:style-name="fr2" draw:name="Object5" text:anchor-type="as-char" svg:width="7.996cm" svg:height="1.08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/>
      <text:p text:style-name="P2"/>
      <text:p text:style-name="P2"><draw:frame draw:style-name="fr2" draw:name="Object17" text:anchor-type="as-char" svg:width="4.486cm" svg:height="1.10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kan användas för att räkna ut värdet där ƒ(x) inte är kontinuerlig.</text:p>
      <text:p text:style-name="P2"/>
      <text:p text:style-name="P2"/>
      <text:p text:style-name="P5"><draw:frame draw:style-name="fr2" draw:name="Object25" text:anchor-type="as-char" svg:width="2.455cm" svg:height="1.155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/>
      <text:p text:style-name="P3">u(x; y) = X(x)Y(y)</text:p>
      <text:p text:style-name="P3"/>
      <text:p text:style-name="P2">αX<text:span text:style-name="T1">(a)</text:span>(x)Y(y) = X(x)Y<text:span text:style-name="T1">(b)</text:span>(y)</text:p>
      <text:p text:style-name="P2"/>
      <text:p text:style-name="P2">Dividera med αX(x)Y(y)</text:p>
      <text:p text:style-name="P2"/>
      <text:p text:style-name="P2"><draw:frame draw:style-name="fr2" draw:name="Object27" text:anchor-type="as-char" svg:width="6.445cm" svg:height="1.117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text:tab/>ty X är oberoende av y,</text:p>
      <text:p text:style-name="P2"><text:tab/>och Y är oberoende av x.</text:p>
      <text:p text:style-name="P2"/>
      <text:p text:style-name="P2"><draw:frame draw:style-name="fr2" draw:name="Object28" text:anchor-type="as-char" svg:width="4.08cm" svg:height="1.242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/>
      <text:p text:style-name="P2"/>
      <text:p text:style-name="P4"><text:span text:style-name="T3">λ &gt; 0, λ = µ², µ </text:span>∈ ℝ<text:span text:style-name="T3">:</text:span></text:p>
      <text:p text:style-name="P3"/>
      <text:p text:style-name="P4"><text:span text:style-name="T3"><text:tab/>X</text:span><text:span text:style-name="T4">1</text:span><text:span text:style-name="T2">(a)</text:span><text:span text:style-name="T3">(x) – µ² X</text:span><text:span text:style-name="T4">1</text:span><text:span text:style-name="T3">(x) = 0</text:span></text:p>
      <text:p text:style-name="P3"/>
      <text:p text:style-name="P3">λ = 0:</text:p>
      <text:p text:style-name="P3"/>
      <text:p text:style-name="P4"><text:span text:style-name="T3"><text:tab/>X</text:span><text:span text:style-name="T4">2</text:span><text:span text:style-name="T2">(a)</text:span><text:span text:style-name="T3">(x) = 0</text:span></text:p>
      <text:p text:style-name="P3"/>
      <text:p text:style-name="P3">λ &lt; 0, λ = –µ², µ ∈ ℝ:</text:p>
      <text:p text:style-name="P3"/>
      <text:p text:style-name="P3"><text:tab/>X<text:span text:style-name="T4">3</text:span><text:span text:style-name="T1">(a)</text:span>(x) + µ² X<text:span text:style-name="T4">3</text:span>(x) = 0</text:p>
      <text:p text:style-name="P3"/>
      <text:p text:style-name="P3">X= X<text:span text:style-name="T4">1</text:span> + X<text:span text:style-name="T4">2</text:span> + X<text:span text:style-name="T4">3</text:span></text:p>
      <text:p text:style-name="P3"/>
      <text:p text:style-name="P3"/>
      <text:p text:style-name="P3">Utför motsvarande för Y.</text:p>
      <text:p text:style-name="P3"/>
      <text:p text:style-name="P3"/>
      <text:p text:style-name="P3"/>
      <text:p text:style-name="P3">u(x; y) = X(x)Y(y)</text:p>
      <text:p text:style-name="P3"/>
      <text:p text:style-name="P3">Om ett godtyckligt (eventuellt med restriktion) tal, n, uppkommer</text:p>
      <text:p text:style-name="P3">i u(x; y) gäller dock:</text:p>
      <text:p text:style-name="P3"/>
      <text:p text:style-name="P3"><text:tab/>u<text:span text:style-name="T4">n</text:span>(x; y) = X(x; n)Y(y; n)</text:p>
      <text:p text:style-name="P3"/>
      <text:p text:style-name="P3"><text:tab/><draw:frame draw:style-name="fr2" draw:name="Object6" text:anchor-type="as-char" svg:width="4.175cm" svg:height="0.873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Heavisides funktion (U):</text:p>
      <text:p text:style-name="P2"><draw:frame draw:style-name="fr1" draw:name="graphics3" text:anchor-type="paragraph" svg:x="1.258cm" svg:y="0.3cm" svg:width="12.524cm" svg:height="5.997cm" draw:z-index="12"><draw:image xlink:href="Pictures/200002AD000030EC0000176D091A780A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ƒ(t) = U(t – a) – U(t – b)</text:p>
      <text:p text:style-name="P2"/>
      <text:p text:style-name="P2"><text:tab/><draw:frame draw:style-name="fr2" draw:name="Object37" text:anchor-type="as-char" svg:width="4.032cm" svg:height="1.168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Object22" text:anchor-type="as-char" svg:width="2.602cm" svg:height="1.155cm" draw:z-index="15"><draw:object xlink:href="./Object 14" xlink:type="simple" xlink:show="embed" xlink:actuate="onLoad"/><draw:image xlink:href="./ObjectReplacements/Object 14" xlink:type="simple" xlink:show="embed" xlink:actuate="onLoad"/></draw:frame>,<text:tab/><text:tab/>–∞ &lt; x &lt; ∞,<text:tab/>t &gt; 0</text:p>
      <text:p text:style-name="P2"/>
      <text:p text:style-name="P2">Transformera ekvationen med hjälp av substitutionen</text:p>
      <text:p text:style-name="P2"/>
      <text:p text:style-name="P2"><text:tab/><text:tab/>z = x + at</text:p>
      <text:p text:style-name="P2"><text:tab/><text:tab/>v = x – at</text:p>
      <text:p text:style-name="P2"/>
      <text:p text:style-name="P2"/>
      <text:p text:style-name="P2"/>
      <text:p text:style-name="P2">Vi tänker att u(x; t) = ũ(z(x; t); v(x; t))</text:p>
      <text:p text:style-name="P2"/>
      <text:p text:style-name="P2"><draw:frame draw:style-name="fr2" draw:name="Object23" text:anchor-type="as-char" svg:width="7.184cm" svg:height="1.512cm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2"><draw:frame draw:style-name="fr2" draw:name="Object24" text:anchor-type="as-char" svg:width="7.749cm" svg:height="1.512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2"/>
      <text:p text:style-name="P2"/>
      <text:p text:style-name="P2"><text:soft-page-break/><draw:frame draw:style-name="fr2" draw:name="Object7" text:anchor-type="as-char" svg:width="7.179cm" svg:height="1.155cm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<draw:frame draw:style-name="fr2" draw:name="Object26" text:anchor-type="as-char" svg:width="11.24cm" svg:height="1.565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><draw:frame draw:style-name="fr2" draw:name="Object8" text:anchor-type="as-char" svg:width="6.073cm" svg:height="1.565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2"/>
      <text:p text:style-name="P2"/>
      <text:p text:style-name="P2"><draw:frame draw:style-name="fr2" draw:name="Object10" text:anchor-type="as-char" svg:width="6.922cm" svg:height="1.732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2"/>
      <text:p text:style-name="P2">Ekvationen<draw:frame draw:style-name="fr2" draw:name="Object29" text:anchor-type="as-char" svg:width="2.602cm" svg:height="1.155cm" draw:z-index="21"><draw:object xlink:href="./Object 21" xlink:type="simple" xlink:show="embed" xlink:actuate="onLoad"/><draw:image xlink:href="./ObjectReplacements/Object 21" xlink:type="simple" xlink:show="embed" xlink:actuate="onLoad"/></draw:frame>(*) skrivs om.</text:p>
      <text:p text:style-name="P2"/>
      <text:p text:style-name="P2"/>
      <text:p text:style-name="P2">Lös ekvationen<draw:frame draw:style-name="fr2" draw:name="Object30" text:anchor-type="as-char" svg:width="1.381cm" svg:height="1.101cm" draw:z-index="22"><draw:object xlink:href="./Object 22" xlink:type="simple" xlink:show="embed" xlink:actuate="onLoad"/><draw:image xlink:href="./ObjectReplacements/Object 22" xlink:type="simple" xlink:show="embed" xlink:actuate="onLoad"/></draw:frame>= 0</text:p>
      <text:p text:style-name="P2"/>
      <text:p text:style-name="P2"><draw:frame draw:style-name="fr2" draw:name="Object31" text:anchor-type="as-char" svg:width="2.482cm" svg:height="1.152cm" draw:z-index="23"><draw:object xlink:href="./Object 23" xlink:type="simple" xlink:show="embed" xlink:actuate="onLoad"/><draw:image xlink:href="./ObjectReplacements/Object 23" xlink:type="simple" xlink:show="embed" xlink:actuate="onLoad"/></draw:frame><text:tab/><text:tab/><draw:frame draw:style-name="fr2" draw:name="Object32" text:anchor-type="as-char" svg:width="0.834cm" svg:height="1.048cm" draw:z-index="24"><draw:object xlink:href="./Object 24" xlink:type="simple" xlink:show="embed" xlink:actuate="onLoad"/><draw:image xlink:href="./ObjectReplacements/Object 24" xlink:type="simple" xlink:show="embed" xlink:actuate="onLoad"/></draw:frame>beror inte på v.</text:p>
      <text:p text:style-name="P2"/>
      <text:p text:style-name="P2"><draw:frame draw:style-name="fr2" draw:name="Object33" text:anchor-type="as-char" svg:width="2.02cm" svg:height="1.048cm" draw:z-index="25"><draw:object xlink:href="./Object 25" xlink:type="simple" xlink:show="embed" xlink:actuate="onLoad"/><draw:image xlink:href="./ObjectReplacements/Object 25" xlink:type="simple" xlink:show="embed" xlink:actuate="onLoad"/></draw:frame><text:tab/>P är någon funktion.</text:p>
      <text:p text:style-name="P2"/>
      <text:p text:style-name="P2"><draw:frame draw:style-name="fr2" draw:name="Object34" text:anchor-type="as-char" svg:width="5.205cm" svg:height="1.261cm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2"/>
      <text:p text:style-name="P2">Vi fick att lösningarna till (*) är:</text:p>
      <text:p text:style-name="P2"/>
      <text:p text:style-name="P2"><text:tab/><draw:frame draw:style-name="fr2" draw:name="Object35" text:anchor-type="as-char" svg:width="3.974cm" svg:height="0.499cm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2"/>
      <text:p text:style-name="P2">där F och G är godtyckliga funktione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4H19M48S</meta:editing-duration>
    <meta:editing-cycles>53</meta:editing-cycles>
    <meta:generator>OpenOffice.org/3.1$Win32 OpenOffice.org_project/310m19$Build-9420</meta:generator>
    <dc:date>2010-10-16T22:09:47.98</dc:date>
    <dc:creator>Mattias </dc:creator>
    <meta:document-statistic meta:table-count="0" meta:image-count="1" meta:object-count="27" meta:page-count="4" meta:paragraph-count="57" meta:word-count="249" meta:character-count="11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i>nπx</math:mi>
        </math:mrow>
        <math:mrow>
          <math:mi math:fontstyle="normal">p</math:mi>
        </math:mrow>
      </math:mfrac>
      <math:mi>dx</math:mi>
    </math:mrow>
    <math:annotation math:encoding="StarMath 5.0">a_n = {{alignc 2} over {alignc p}} {size *1.25 int from -p to p ""} ƒ(x) `cos` {{alignc nπx} over {alignc p}} dx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normal">α</math:mi>
      <math:mrow>
        <math:mfrac>
          <math:mrow>
            <math:mrow>
              <math:msup>
                <math:mo math:stretchy="false">∂</math:mo>
                <math:mi math:fontstyle="normal">a</math:mi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x</math:mi>
                <math:mi math:fontstyle="normal">a</math:mi>
              </math:msup>
            </math:mrow>
          </math:mrow>
        </math:mfrac>
        <math:mo math:stretchy="false">=</math:mo>
        <math:mfrac>
          <math:mrow>
            <math:mrow>
              <math:msup>
                <math:mo math:stretchy="false">∂</math:mo>
                <math:mi math:fontstyle="normal">b</math:mi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y</math:mi>
                <math:mi math:fontstyle="normal">b</math:mi>
              </math:msup>
            </math:mrow>
          </math:mrow>
        </math:mfrac>
      </math:mrow>
    </math:mrow>
    <math:annotation math:encoding="StarMath 5.0">α {{alignc partial^a u} over {alignc partial x^a}} = {{alignc partial^b u} over {alignc partial y^b}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row>
                <math:msup>
                  <math:mi math:fontstyle="normal">X</math:mi>
                  <math:mrow>
                    <math:mo math:stretchy="false">(</math:mo>
                    <math:mi math:fontstyle="normal">a</math:mi>
                    <math:mo math:stretchy="false">)</math:mo>
                  </math:mrow>
                </math:msup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  <math:mrow>
              <math:mrow>
                <math:mi math:fontstyle="normal">X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  <math:mo math:stretchy="false">=</math:mo>
          <math:mfrac>
            <math:mrow>
              <math:mrow>
                <math:msup>
                  <math:mi math:fontstyle="normal">Y</math:mi>
                  <math:mrow>
                    <math:mo math:stretchy="false">(</math:mo>
                    <math:mi math:fontstyle="normal">b</math:mi>
                    <math:mo math:stretchy="false">)</math:mo>
                  </math:mrow>
                </math:msup>
                <math:mrow>
                  <math:mo math:stretchy="false">(</math:mo>
                  <math:mi math:fontstyle="normal">y</math:mi>
                  <math:mo math:stretchy="false">)</math:mo>
                </math:mrow>
              </math:mrow>
            </math:mrow>
            <math:mrow>
              <math:mrow>
                <math:mi math:fontstyle="normal">α</math:mi>
                <math:mi math:fontstyle="normal">Y</math:mi>
                <math:mrow>
                  <math:mo math:stretchy="false">(</math:mo>
                  <math:mi math:fontstyle="normal">y</math:mi>
                  <math:mo math:stretchy="false">)</math:mo>
                </math:mrow>
              </math:mrow>
            </math:mrow>
          </math:mfrac>
        </math:mrow>
        <math:mo math:stretchy="false">=</math:mo>
        <math:mtext>“konstant”</math:mtext>
      </math:mrow>
      <math:mo math:stretchy="false">=</math:mo>
      <math:mi math:fontstyle="normal">λ</math:mi>
    </math:mrow>
    <math:annotation math:encoding="StarMath 5.0">{

{{alignc X^(a)(x)} over {alignc X(x)}} = {{alignc Y^(b)(y)} over {alignc α Y(y)}} = "“konstant”" = λ

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sup>
                <math:mi math:fontstyle="normal">X</math:mi>
                <math:mrow>
                  <math:mo math:stretchy="false">(</math:mo>
                  <math:mi math:fontstyle="normal">a</math:mi>
                  <math:mo math:stretchy="false">)</math:mo>
                </math:mrow>
              </math:msup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−</math:mo>
                <math:mi math:fontstyle="normal">λ</math:mi>
              </math:mrow>
              <math:mi math:fontstyle="normal">X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sup>
                <math:mi math:fontstyle="normal">Y</math:mi>
                <math:mrow>
                  <math:mo math:stretchy="false">(</math:mo>
                  <math:mi math:fontstyle="normal">b</math:mi>
                  <math:mo math:stretchy="false">)</math:mo>
                </math:mrow>
              </math:msup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−</math:mo>
                <math:mi>λα</math:mi>
              </math:mrow>
              <math:mi math:fontstyle="normal">Y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{

left lbrace stack{

alignl X^(a) (x) - λ X(x) = 0
#
alignl Y^(b) (y) - λα Y(y) = 0

} right none

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row>
          <math:munder>
            <math:mo math:stretchy="false">∑</math:mo>
            <math:mrow>
              <math:mo math:stretchy="false">∀</math:mo>
              <math:mi math:fontstyle="normal">n</math:mi>
            </math:mrow>
          </math:munder>
          <math:msub>
            <math:mi math:fontstyle="normal">u</math:mi>
            <math:mi math:fontstyle="normal">n</math:mi>
          </math:msub>
        </math:mrow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

u(x;`y) = sum from {forall n} u_n (x;`y)

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a</math:mi>
        <math:mn>2</math:mn>
      </math:msup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</math:mrow>
    </math:mrow>
    <math:annotation math:encoding="StarMath 5.0">{

a^2 {{partial^2 u} over {partial x^2}} = {{partial^2 u} over {partial t^2}}

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 math:fontstyle="normal">u</math:mi>
        </math:mrow>
        <math:mrow>
          <math:mo math:stretchy="false">∂</math:mo>
          <math:mi math:fontstyle="normal">x</math:mi>
        </math:mrow>
      </math:mfrac>
      <math:mrow>
        <math:mi/>
        <math:mo math:stretchy="false">=</math:mo>
        <math:mi/>
      </math:mrow>
      <math:mrow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z</math:mi>
                    <math:mo math:stretchy="false">˜</math:mo>
                  </math:mover>
                </math:mrow>
                <math:mrow>
                  <math:mo math:stretchy="false">∂</math:mo>
                  <math:mi math:fontstyle="normal">x</math:mi>
                </math:mrow>
              </math:mfrac>
              <math:mo math:stretchy="false"></math:mo>
            </math:munder>
            <math:mn>1</math:mn>
          </math:munder>
        </math:mrow>
        <math:mo math:stretchy="false">+</math:mo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v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v</math:mi>
                    <math:mo math:stretchy="false">˜</math:mo>
                  </math:mover>
                </math:mrow>
                <math:mrow>
                  <math:mo math:stretchy="false">∂</math:mo>
                  <math:mi math:fontstyle="normal">x</math:mi>
                </math:mrow>
              </math:mfrac>
              <math:mo math:stretchy="false"></math:mo>
            </math:munder>
            <math:mn>1</math:mn>
          </math:munder>
        </math:mrow>
      </math:mrow>
      <math:mrow>
        <math:mi/>
        <math:mo math:stretchy="false">=</math:mo>
        <math:mi/>
      </math:mrow>
      <math:mrow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</math:mrow>
        </math:mfrac>
        <math:mo math:stretchy="false">+</math:mo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</math:mrow>
        </math:mfrac>
      </math:mrow>
    </math:mrow>
    <math:annotation math:encoding="StarMath 5.0">
{{partial u} over {partial x}} ~=~ {{partial tilde u} over {partial z}} cdot {{{partial tilde z} over {partial x}} underbrace 1} + {{partial tilde u} over {partial v}} cdot {{{partial tilde v} over {partial x}} underbrace 1} ~=~ {{partial tilde u} over {partial z}} + {{partial tilde u} over {partial v}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 math:fontstyle="normal">u</math:mi>
        </math:mrow>
        <math:mrow>
          <math:mo math:stretchy="false">∂</math:mo>
          <math:mi math:fontstyle="normal">t</math:mi>
        </math:mrow>
      </math:mfrac>
      <math:mrow>
        <math:mi/>
        <math:mo math:stretchy="false">=</math:mo>
        <math:mi/>
      </math:mrow>
      <math:mrow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z</math:mi>
                    <math:mo math:stretchy="false">˜</math:mo>
                  </math:mover>
                </math:mrow>
                <math:mrow>
                  <math:mo math:stretchy="false">∂</math:mo>
                  <math:mi math:fontstyle="normal">t</math:mi>
                </math:mrow>
              </math:mfrac>
              <math:mo math:stretchy="false"></math:mo>
            </math:munder>
            <math:mi math:fontstyle="normal">a</math:mi>
          </math:munder>
        </math:mrow>
        <math:mo math:stretchy="false">+</math:mo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v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v</math:mi>
                    <math:mo math:stretchy="false">˜</math:mo>
                  </math:mover>
                </math:mrow>
                <math:mrow>
                  <math:mo math:stretchy="false">∂</math:mo>
                  <math:mi math:fontstyle="normal">t</math:mi>
                </math:mrow>
              </math:mfrac>
              <math:mo math:stretchy="false"></math:mo>
            </math:munder>
            <math:mrow>
              <math:mo math:stretchy="false">−</math:mo>
              <math:mi math:fontstyle="normal">a</math:mi>
            </math:mrow>
          </math:munder>
        </math:mrow>
      </math:mrow>
      <math:mrow>
        <math:mi/>
        <math:mo math:stretchy="false">=</math:mo>
        <math:mi/>
      </math:mrow>
      <math:mfrac>
        <math:mrow>
          <math:mo math:stretchy="false">∂</math:mo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i math:fontstyle="normal">z</math:mi>
        </math:mrow>
      </math:mfrac>
      <math:mrow>
        <math:mi math:fontstyle="normal">a</math:mi>
        <math:mo math:stretchy="false">−</math:mo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</math:mrow>
        </math:mfrac>
      </math:mrow>
      <math:mi math:fontstyle="normal">a</math:mi>
    </math:mrow>
    <math:annotation math:encoding="StarMath 5.0">{

{{partial u} over {partial t}} ~=~ {{partial tilde u} over {partial z}} cdot {{{partial tilde z} over {partial t}} underbrace a} + {{partial tilde u} over {partial v}} cdot {{{partial tilde v} over {partial t}} underbrace -a} ~=~ {{partial tilde u} over {partial z}}a - {{partial tilde u} over {partial v}}a

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o math:stretchy="false">∂</math:mo>
            <math:mn>2</math:mn>
          </math:msup>
          <math:mi math:fontstyle="normal">u</math:mi>
        </math:mrow>
        <math:mrow>
          <math:mo math:stretchy="false">∂</math:mo>
          <math:msup>
            <math:mi math:fontstyle="normal">x</math:mi>
            <math:mn>2</math:mn>
          </math:msup>
        </math:mrow>
      </math:mfrac>
      <math:mrow>
        <math:mi/>
        <math:mo math:stretchy="false">=</math:mo>
        <math:mi/>
      </math:mrow>
      <math:mfrac>
        <math:mo math:stretchy="false">∂</math:mo>
        <math:mrow>
          <math:mo math:stretchy="false">∂</math:mo>
          <math:mi math:fontstyle="normal">x</math:mi>
        </math:mrow>
      </math:mfrac>
      <math:mfenced math:open="" math:close=""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x</math:mi>
          </math:mrow>
        </math:mfrac>
      </math:mfenced>
      <math:mrow>
        <math:mi/>
        <math:mo math:stretchy="false">=</math:mo>
        <math:mi/>
      </math:mrow>
      <math:mfrac>
        <math:mo math:stretchy="false">∂</math:mo>
        <math:mrow>
          <math:mo math:stretchy="false">∂</math:mo>
          <math:mi math:fontstyle="normal">x</math:mi>
        </math:mrow>
      </math:mfrac>
      <math:mrow>
        <math:mfenced math:open="" math:close="">
          <math:mrow>
            <math:mfrac>
              <math:mrow>
                <math:mo math:stretchy="false">∂</math:mo>
                <math:mover math:accent="true">
                  <math:mi math:fontstyle="normal">u</math:mi>
                  <math:mo math:stretchy="false">˜</math:mo>
                </math:mover>
              </math:mrow>
              <math:mrow>
                <math:mo math:stretchy="false">∂</math:mo>
                <math:mi math:fontstyle="normal">z</math:mi>
              </math:mrow>
            </math:mfrac>
            <math:mo math:stretchy="false">+</math:mo>
            <math:mfrac>
              <math:mrow>
                <math:mo math:stretchy="false">∂</math:mo>
                <math:mover math:accent="true">
                  <math:mi math:fontstyle="normal">u</math:mi>
                  <math:mo math:stretchy="false">˜</math:mo>
                </math:mover>
              </math:mrow>
              <math:mrow>
                <math:mo math:stretchy="false">∂</math:mo>
                <math:mi math:fontstyle="normal">v</math:mi>
              </math:mrow>
            </math:mfrac>
          </math:mrow>
        </math:mfenced>
        <math:mo math:stretchy="false">=</math:mo>
        <math:mtext/>
      </math:mrow>
    </math:mrow>
    <math:annotation math:encoding="StarMath 5.0">{

{{partial^2 u} over {partial x^2}} ~=~ {partial over {partial x}} left ( {{partial u} over {partial x}} right ) ~=~ {partial over {partial x}} left ( {{partial tilde u} over {partial z}} + {{partial tilde u} over {partial v}} right )  = ""

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frac>
              <math:mrow>
                <math:msup>
                  <math:mo math:stretchy="false">∂</math:mo>
                  <math:mn>2</math:mn>
                </math:msup>
                <math:mi math:fontstyle="normal">u</math:mi>
              </math:mrow>
              <math:mrow>
                <math:mo math:stretchy="false">∂</math:mo>
                <math:msup>
                  <math:mi math:fontstyle="normal">x</math:mi>
                  <math:mn>2</math:mn>
                </math:msup>
              </math:mrow>
            </math:mfrac>
          </math:mrow>
        </math:mstyle>
      </math:mphantom>
      <math:mrow>
        <math:mi/>
        <math:mo math:stretchy="false">=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sup>
              <math:mi math:fontstyle="normal">z</math:mi>
              <math:mn>2</math:mn>
            </math:msup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z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  <math:mo math:stretchy="false">∂</math:mo>
            <math:mi math:fontstyle="normal">v</math:mi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  <math:mo math:stretchy="false">∂</math:mo>
            <math:mi math:fontstyle="normal">z</math:mi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sup>
              <math:mi math:fontstyle="normal">v</math:mi>
              <math:mn>2</math:mn>
            </math:msup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=</math:mo>
        <math:mi/>
      </math:mrow>
      <math:mtext/>
    </math:mrow>
    <math:annotation math:encoding="StarMath 5.0">{

phantom{{partial^2 u} over {partial x^2}} ~=~
{{partial^2 tilde u} over {partial z^2}} cdot
{{{partial z} over {partial x}} underbrace 1} ``+``
{{partial^2 tilde u} over {partial z partial v}} cdot
{{{partial v} over {partial x}} underbrace 1} ``+``
{{partial^2 tilde u} over {partial v partial z}} cdot
{{{partial v} over {partial x}} underbrace 1} ``+``
{{partial^2 tilde u} over {partial v^2}} cdot
{{{partial v} over {partial x}} underbrace 1} ``=`` ""

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frac>
              <math:mrow>
                <math:msup>
                  <math:mo math:stretchy="false">∂</math:mo>
                  <math:mn>2</math:mn>
                </math:msup>
                <math:mi math:fontstyle="normal">u</math:mi>
              </math:mrow>
              <math:mrow>
                <math:mo math:stretchy="false">∂</math:mo>
                <math:msup>
                  <math:mi math:fontstyle="normal">x</math:mi>
                  <math:mn>2</math:mn>
                </math:msup>
              </math:mrow>
            </math:mfrac>
          </math:mrow>
        </math:mstyle>
      </math:mphantom>
      <math:mrow>
        <math:mi/>
        <math:mo math:stretchy="false">=</math:mo>
        <math:mi/>
      </math:mrow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sup>
            <math:mi math:fontstyle="normal">z</math:mi>
            <math:mn>2</math:mn>
          </math:msup>
        </math:mrow>
      </math:mfrac>
      <math:mrow>
        <math:mi/>
        <math:mo math:stretchy="false">+</math:mo>
        <math:mi/>
      </math:mrow>
      <math:mn>2</math:mn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under>
          <math:munder math:accent="true">
            <math:mrow>
              <math:mo math:stretchy="false">∂</math:mo>
              <math:mi math:fontstyle="normal">v</math:mi>
              <math:mo math:stretchy="false">∂</math:mo>
              <math:mi math:fontstyle="normal">z</math:mi>
            </math:mrow>
            <math:mo math:stretchy="false"></math:mo>
          </math:munder>
          <math:mrow>
            <math:mo math:stretchy="false">∂</math:mo>
            <math:mi math:fontstyle="normal">z</math:mi>
            <math:mo math:stretchy="false">∂</math:mo>
            <math:mi math:fontstyle="normal">v</math:mi>
          </math:mrow>
        </math:munder>
      </math:mfrac>
      <math:mrow>
        <math:mi/>
        <math:mo math:stretchy="false">+</math:mo>
        <math:mi/>
      </math:mrow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sup>
            <math:mi math:fontstyle="normal">v</math:mi>
            <math:mn>2</math:mn>
          </math:msup>
        </math:mrow>
      </math:mfrac>
    </math:mrow>
    <math:annotation math:encoding="StarMath 5.0">{

phantom{{partial^2 u} over {partial x^2}} ~=~
{{partial^2 tilde u} over {partial z^2}} ``+``
2 {{partial^2 tilde u} over {{partial v partial z} underbrace {partial z partial v}}} ``+``
{{partial^2 tilde u} over {partial v^2}}

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sub>
                  <math:mi math:fontstyle="normal">a</math:mi>
                  <math:mi math:fontstyle="normal">n</math:mi>
                </math:msub>
                <math:mi/>
                <math:mi>cos</math:mi>
                <math:mi/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  <math:mrow>
                  <math:mi/>
                  <math:mo math:stretchy="false">+</math:mo>
                  <math:mi/>
                </math:mrow>
                <math:msub>
                  <math:mi math:fontstyle="normal">b</math:mi>
                  <math:mi math:fontstyle="normal">n</math:mi>
                </math:msub>
                <math:mi/>
                <math:mi>sin</math:mi>
                <math:mi/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</math:mrow>
            </math:mfenced>
          </math:mrow>
        </math:mrow>
      </math:mrow>
    </math:mrow>
    <math:annotation math:encoding="StarMath 5.0">ƒ(x) sim ℱ(ƒ)(x) = {{alignc a_0} over {alignc 2}} + sum from {n = 1} to infinity left ( a_n `cos` {{alignc nπx} over {alignc p}} ``+`` b_n `sin` {{alignc nπx} over {alignc p}} right 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o math:stretchy="false">∂</math:mo>
            <math:mn>2</math:mn>
          </math:msup>
          <math:mi math:fontstyle="normal">u</math:mi>
        </math:mrow>
        <math:mrow>
          <math:mo math:stretchy="false">∂</math:mo>
          <math:msup>
            <math:mi math:fontstyle="normal">t</math:mi>
            <math:mn>2</math:mn>
          </math:msup>
        </math:mrow>
      </math:mfrac>
      <math:mrow>
        <math:mi/>
        <math:mo math:stretchy="false">=</math:mo>
        <math:mi/>
      </math:mrow>
      <math:msup>
        <math:mi math:fontstyle="normal">a</math:mi>
        <math:mn>2</math:mn>
      </math:msup>
      <math:munder>
        <math:munder math:accent="true">
          <math:mfenced math:open="" math:close="">
            <math:mrow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sup>
                    <math:mi math:fontstyle="normal">z</math:mi>
                    <math:mn>2</math:mn>
                  </math:msup>
                </math:mrow>
              </math:mfrac>
              <math:mrow>
                <math:mi/>
                <math:mo math:stretchy="false">−</math:mo>
                <math:mi/>
              </math:mrow>
              <math:mn>2</math:mn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i math:fontstyle="normal">v</math:mi>
                  <math:mo math:stretchy="false">∂</math:mo>
                  <math:mi math:fontstyle="normal">z</math:mi>
                </math:mrow>
              </math:mfrac>
              <math:mrow>
                <math:mi/>
                <math:mo math:stretchy="false">+</math:mo>
                <math:mi/>
              </math:mrow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sup>
                    <math:mi math:fontstyle="normal">v</math:mi>
                    <math:mn>2</math:mn>
                  </math:msup>
                </math:mrow>
              </math:mfrac>
            </math:mrow>
          </math:mfenced>
          <math:mo math:stretchy="false"></math:mo>
        </math:munder>
        <math:mtext>på analogt sätt</math:mtext>
      </math:munder>
    </math:mrow>
    <math:annotation math:encoding="StarMath 5.0">{

{{partial^2 u} over {partial t^2}} ~=~ a^2 {{ left ( 
{{partial^2 tilde u} over {partial z^2}} ``-``
2 {{partial^2 tilde u} over {partial v partial z}} ``+``
{{partial^2 tilde u} over {partial v^2}} right ) } underbrace {"på analogt sätt"}}

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a</math:mi>
        <math:mn>2</math:mn>
      </math:msup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</math:mrow>
    </math:mrow>
    <math:annotation math:encoding="StarMath 5.0"> {

a^2 {{partial^2 u} over {partial x^2}} = {{partial^2 u} over {partial t^2}}

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row>
        <math:msup>
          <math:mo math:stretchy="false">∂</math:mo>
          <math:mn>2</math:mn>
        </math:msup>
        <math:mover math:accent="true">
          <math:mi math:fontstyle="normal">u</math:mi>
          <math:mo math:stretchy="false">˜</math:mo>
        </math:mover>
      </math:mrow>
      <math:mrow>
        <math:mo math:stretchy="false">∂</math:mo>
        <math:mi math:fontstyle="normal">v</math:mi>
        <math:mo math:stretchy="false">∂</math:mo>
        <math:mi math:fontstyle="normal">z</math:mi>
      </math:mrow>
    </math:mfrac>
    <math:annotation math:encoding="StarMath 5.0"> {

{{partial^2 tilde u} over {partial v partial z}}

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 math:fontstyle="normal">v</math:mi>
        </math:mrow>
      </math:mfrac>
      <math:mrow>
        <math:mfenced math:open="" math:close=""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</math:mfenced>
        <math:mo math:stretchy="false">=</math:mo>
        <math:mn>0</math:mn>
      </math:mrow>
    </math:mrow>
    <math:annotation math:encoding="StarMath 5.0">{

{{partial} over {partial v}} left (
{{partial tilde u} over {partial z}} right ) = 0

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∂</math:mo>
        <math:mover math:accent="true">
          <math:mi math:fontstyle="normal">u</math:mi>
          <math:mo math:stretchy="false">˜</math:mo>
        </math:mover>
      </math:mrow>
      <math:mrow>
        <math:mo math:stretchy="false">∂</math:mo>
        <math:mi math:fontstyle="normal">z</math:mi>
      </math:mrow>
    </math:mfrac>
    <math:annotation math:encoding="StarMath 5.0"> {

{{partial tilde u} over {partial z}}

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</math:mrow>
        </math:mfrac>
        <math:mo math:stretchy="false">=</math:mo>
        <math:mi math:fontstyle="normal">P</math:mi>
      </math:mrow>
      <math:mrow>
        <math:mo math:stretchy="false">(</math:mo>
        <math:mi math:fontstyle="normal">z</math:mi>
        <math:mo math:stretchy="false">)</math:mo>
      </math:mrow>
    </math:mrow>
    <math:annotation math:encoding="StarMath 5.0"> {

{{partial tilde u} over {partial z}} = P(z)

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˜</math:mo>
      </math:mover>
      <math:mrow>
        <math:mrow>
          <math:mo math:stretchy="false">(</math:mo>
          <math:mrow>
            <math:mi math:fontstyle="normal">z</math:mi>
            <math:mi math:fontstyle="normal">;</math:mi>
            <math:mi math:fontstyle="normal">v</math:mi>
          </math:mrow>
          <math:mo math:stretchy="false">)</math:mo>
        </math:mrow>
        <math:mo math:stretchy="false">=</math:mo>
        <math:mrow>
          <math:munder>
            <math:munder math:accent="true">
              <math:mrow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  <math:mi math:fontstyle="normal">P</math:mi>
                <math:mrow>
                  <math:mo math:stretchy="false">(</math:mo>
                  <math:mi math:fontstyle="normal">z</math:mi>
                  <math:mo math:stretchy="false">)</math:mo>
                </math:mrow>
                <math:mi/>
                <math:mi>dz</math:mi>
              </math:mrow>
              <math:mo math:stretchy="false"></math:mo>
            </math:munder>
            <math:mrow>
              <math:mi math:fontstyle="normal">≜</math:mi>
              <math:mi math:fontstyle="normal">F</math:mi>
              <math:mrow>
                <math:mo math:stretchy="false">(</math:mo>
                <math:mi math:fontstyle="normal">z</math:mi>
                <math:mo math:stretchy="false">)</math:mo>
              </math:mrow>
            </math:mrow>
          </math:munder>
          <math:mo math:stretchy="false">+</math:mo>
          <math:mi math:fontstyle="normal">G</math:mi>
        </math:mrow>
      </math:mrow>
      <math:mrow>
        <math:mo math:stretchy="false">(</math:mo>
        <math:mi math:fontstyle="normal">v</math:mi>
        <math:mo math:stretchy="false">)</math:mo>
      </math:mrow>
    </math:mrow>
    <math:annotation math:encoding="StarMath 5.0"> {

tilde u (z; v) = {{{size *1.25 int ""} P(z) ``dz} underbrace {≜ F(z)}} + G(v)

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˜</math:mo>
      </math:mover>
      <math:mrow>
        <math:mrow>
          <math:mo math:stretchy="false">(</math:mo>
          <math:mrow>
            <math:mi math:fontstyle="normal">z</math:mi>
            <math:mi math:fontstyle="normal">;</math:mi>
            <math:mi math:fontstyle="normal">v</math:mi>
          </math:mrow>
          <math:mo math:stretchy="false">)</math:mo>
        </math:mrow>
        <math:mo math:stretchy="false">=</math:mo>
        <math:mi math:fontstyle="normal">F</math:mi>
      </math:mrow>
      <math:mrow>
        <math:mrow>
          <math:mo math:stretchy="false">(</math:mo>
          <math:mi math:fontstyle="normal">z</math:mi>
          <math:mo math:stretchy="false">)</math:mo>
        </math:mrow>
        <math:mo math:stretchy="false">+</math:mo>
        <math:mi math:fontstyle="normal">G</math:mi>
      </math:mrow>
      <math:mrow>
        <math:mo math:stretchy="false">(</math:mo>
        <math:mi math:fontstyle="normal">v</math:mi>
        <math:mo math:stretchy="false">)</math:mo>
      </math:mrow>
    </math:mrow>
    <math:annotation math:encoding="StarMath 5.0">{

tilde u (z; v) = F(z) + G(v)
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b_n = {{alignc 2} over {alignc p}} {size *1.25 int from -p to p ""} ƒ(x) `sin` {{alignc nπx} over {alignc p}} ``dx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dx</math:mi>
    </math:mrow>
    <math:annotation math:encoding="StarMath 5.0">
a_0 = {{alignc 2} over {alignc p}} {size *1.25 int from -p to p ""} ƒ(x)` dx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2</math:mn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row>
        <math:munderover>
          <math:mo math:stretchy="false">∫</math:mo>
          <math:mrow>
            <math:mo math:stretchy="false">−</math:mo>
            <math:mi math:fontstyle="normal">p</math:mi>
          </math:mrow>
          <math:mi math:fontstyle="normal">p</math:mi>
        </math:munderover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n>2πx</math:mn>
        </math:mrow>
        <math:mrow>
          <math:mi math:fontstyle="normal">p</math:mi>
        </math:mrow>
      </math:mfrac>
      <math:mi/>
      <math:mi>dx</math:mi>
    </math:mrow>
    <math:annotation math:encoding="StarMath 5.0">a_2 = {{alignc 2} over {alignc p}} int from -p to p ƒ(x) `cos` {{alignc 2πx} over {alignc p}} ``dx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ℱ</math:mi>
          <math:mi math:fontstyle="normal">c</math:mi>
        </math:msub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frac>
        <math:mrow>
          <math:mi>nπx</math:mi>
        </math:mrow>
        <math:mrow>
          <math:mi math:fontstyle="normal">p</math:mi>
        </math:mrow>
      </math:mfrac>
    </math:mrow>
    <math:annotation math:encoding="StarMath 5.0">ƒ(x) sim ℱ(ƒ)(x) = ℱ_c(ƒ)(x) = {{alignc a_0} over {alignc 2}} + sum from {n = 1} to infinity a_n `cos` {{alignc nπx} over {alignc p}}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ℱ</math:mi>
          <math:mi math:fontstyle="normal">s</math:mi>
        </math:msub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b</math:mi>
            <math:mi math:fontstyle="normal">n</math:mi>
          </math:msub>
        </math:mrow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</math:mrow>
    <math:annotation math:encoding="StarMath 5.0">
ƒ(x) sim ℱ(ƒ)(x) = ℱ_s(ƒ)(x) = sum from {n = 1} to infinity b_n `sin` {{alignc nπx} over {alignc p}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row>
            <math:mrow>
              <math:mi math:fontstyle="normal">ƒ</math:mi>
              <math:mrow>
                <math:mrow>
                  <math:mo math:stretchy="false">(</math:mo>
                  <math:msup>
                    <math:mi math:fontstyle="normal">x</math:mi>
                    <math:mtext>–</math:mtext>
                  </math:msup>
                  <math:mo math:stretchy="false">)</math:mo>
                </math:mrow>
                <math:mo math:stretchy="false">+</math:mo>
                <math:mi math:fontstyle="normal">ƒ</math:mi>
              </math:mrow>
              <math:mrow>
                <math:mo math:stretchy="false">(</math:mo>
                <math:msup>
                  <math:mi math:fontstyle="normal">x</math:mi>
                  <math:mtext>+</math:mtext>
                </math:msup>
                <math:mo math:stretchy="false">)</math:mo>
              </math:mrow>
            </math:mrow>
          </math:mrow>
          <math:mrow>
            <math:mn>2</math:mn>
          </math:mrow>
        </math:mfrac>
      </math:mrow>
    </math:mrow>
    <math:annotation math:encoding="StarMath 5.0">
ℱ(ƒ)(x) = {{alignc ƒ(x^"–") + ƒ(x^"+")} over {alignc 2}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t</math:mi>
            <math:mo math:stretchy="false">−</math:mo>
            <math:mi math:fontstyle="normal">a</math:mi>
          </math:mrow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n>1</math:mn>
              </math:mtd>
              <math:mtd>
                <math:mtext/>
              </math:mtd>
              <math:mtd>
                <math:mrow>
                  <math:mi math:fontstyle="normal">t</math:mi>
                  <math:mo math:stretchy="false">&gt;</math:mo>
                  <math:mi math:fontstyle="normal">a</math:mi>
                </math:mrow>
              </math:mtd>
            </math:mtr>
            <math:mtr>
              <math:mtd>
                <math:mn>0</math:mn>
              </math:mtd>
              <math:mtd>
                <math:mtext/>
              </math:mtd>
              <math:mtd>
                <math:mrow>
                  <math:mi math:fontstyle="normal">t</math:mi>
                  <math:mo math:stretchy="false">&lt;</math:mo>
                  <math:mi math:fontstyle="normal">a</math:mi>
                </math:mrow>
              </math:mtd>
            </math:mtr>
          </math:mtable>
        </math:mrow>
      </math:mrow>
    </math:mrow>
    <math:annotation math:encoding="StarMath 5.0">{

U(t - a) = left lbrace matrix{1 # "" # t &gt; a ## 0 # "" # t &lt; a} right none

}</math:annotation>
  </math:semantics>
</math:math>
</file>